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9.5pt" style:font-name-asian="MicrosoftSansSerif" style:font-size-asian="9.5pt" style:font-name-complex="MicrosoftSansSerif" style:font-size-complex="9.5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T5" style:family="text"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Spicy Black Bean Soup</text:span> </text:p>
      <text:p text:style-name="P2">4 c cooked black beans</text:p>
      <text:p text:style-name="P2">2 c cooked brown rice</text:p>
      <text:p text:style-name="P2">½ lb sausage</text:p>
      <text:p text:style-name="P2">1 c chopped peppers (green, red, or yellow or</text:p>
      <text:p text:style-name="P2">a combo)</text:p>
      <text:p text:style-name="P2">2t minced garlic</text:p>
      <text:p text:style-name="P2">2T dried onion</text:p>
      <text:p text:style-name="P2">1-14oz can diced tomatoes</text:p>
      <text:p text:style-name="P2">1-14oz can corn, drained</text:p>
      <text:p text:style-name="P2">2t chicken broth powder</text:p>
      <text:p text:style-name="P2">1T oregano</text:p>
      <text:p text:style-name="P2">1t cumin</text:p>
      <text:p text:style-name="P2">1 to 2T Tabasco sauce</text:p>
      <text:p text:style-name="P2">2 C water</text:p>
      <text:p text:style-name="P2">salt &amp; pepper to taste</text:p>
      <text:p text:style-name="P2"/>
      <text:p text:style-name="P2">In a small frying pan cook sausage and peppers until sausage is no longer pink and peppers are soft.</text:p>
      <text:p text:style-name="P2">In a 6 or 8 quart stock pot combine beans, rice, cooked sausage and peppers. Add remaining</text:p>
      <text:p text:style-name="P2">ingredients. Serve with corn bread, dinner rolls, tortilla chips or crackers and a nice green salad.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30:52.28</meta:creation-date>
    <dc:date>2017-05-05T19:49:17.57</dc:date>
    <dc:creator>Crystal Miller</dc:creator>
    <meta:editing-duration>PT12M24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9" meta:word-count="115" meta:character-count="592"/>
  </office:meta>
</office:document-meta>
</file>